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0.358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4.717cm" fo:min-width="2.54cm" fo:padding-top="0.071cm" fo:padding-bottom="0.071cm" fo:padding-left="0.071cm" fo:padding-right="0.07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5.089cm" fo:min-width="2.54cm" fo:padding-top="0.035cm" fo:padding-bottom="0.035cm" fo:padding-left="0.035cm" fo:padding-right="0.035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5.377cm" fo:min-width="2.54cm" fo:padding-top="0.035cm" fo:padding-bottom="0.035cm" fo:padding-left="0.035cm" fo:padding-right="0.035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78cm" fo:min-width="2.54cm" fo:padding-top="0.035cm" fo:padding-bottom="0.035cm" fo:padding-left="0.035cm" fo:padding-right="0.035cm"/>
      <style:paragraph-properties style:writing-mode="lr-tb"/>
    </style:style>
    <style:style style:name="gr8" style:family="graphic" style:parent-style-name="standard">
      <style:graphic-properties draw:stroke="none" draw:fill="solid" draw:fill-color="#000000" draw:shadow="hidden"/>
    </style:style>
    <style:style style:name="gr9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10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2.773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1.14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false" draw:auto-grow-width="false" fo:min-height="4.522cm" fo:min-width="5.6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793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1.585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1.189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2" style:family="text">
      <style:text-properties fo:color="#000000" style:font-name="Calibri1" fo:font-size="8pt" fo:background-color="#ffffff" style:font-name-asian="Calibri1" style:font-size-asian="8pt" style:font-name-complex="Calibri1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alibri1" fo:font-size="8pt" fo:font-style="normal" fo:text-shadow="none" style:text-underline-style="none" fo:font-weight="normal" style:letter-kerning="true" fo:background-color="#ffffff" style:font-name-asian="Calibri1" style:font-size-asian="8pt" style:font-style-asian="normal" style:font-weight-asian="normal" style:font-name-complex="Calibri1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ath draw:style-name="gr1" draw:text-style-name="P1" draw:layer="layout" svg:width="4.5cm" svg:height="0.5cm" svg:x="6.2cm" svg:y="6.45cm" svg:viewBox="0 0 4501 501" svg:d="M0 501h4501v-183c0-56-15-110-42-159-28-48-68-88-117-116-48-28-102-43-158-43h-1-3866c-56 0-110 15-158 43-49 28-89 68-117 116-27 49-42 103-42 159z">
              <text:p/>
            </draw:path>
            <draw:path draw:style-name="gr2" draw:text-style-name="P2" draw:layer="layout" svg:width="4.5cm" svg:height="0.5cm" svg:x="6.2cm" svg:y="6.45cm" svg:viewBox="0 0 4501 501" svg:d="M0 501h4501v-183c0-56-15-110-42-159-28-48-68-88-117-116-48-28-102-43-158-43h-1-3866c-56 0-110 15-158 43-49 28-89 68-117 116-27 49-42 103-42 159z">
              <text:p/>
            </draw:path>
          </draw:g>
          <draw:frame draw:style-name="gr3" draw:text-style-name="P2" draw:layer="layout" svg:width="4.5cm" svg:height="0.539cm" svg:x="6.2cm" svg:y="6.431cm">
            <draw:text-box>
              <text:p text:style-name="P3"><text:span text:style-name="T1">P0</text:span></text:p>
            </draw:text-box>
          </draw:frame>
        </draw:g>
        <draw:g>
          <draw:g>
            <draw:path draw:style-name="gr1" draw:text-style-name="P1" draw:layer="layout" svg:width="4.5cm" svg:height="4.86cm" svg:x="6.2cm" svg:y="6.95cm" svg:viewBox="0 0 4501 4861" svg:d="M4 4159c0 4 0 6 0 11 0 121 14 240 42 344 27 106 67 195 114 254 48 62 102 93 157 93h3866 1c56 0 110-33 158-93 49-62 89-150 117-258 27-106 42-225 42-349v-2-4159h-4501v4159z">
              <text:p/>
            </draw:path>
            <draw:path draw:style-name="gr2" draw:text-style-name="P2" draw:layer="layout" svg:width="4.5cm" svg:height="4.86cm" svg:x="6.2cm" svg:y="6.95cm" svg:viewBox="0 0 4501 4861" svg:d="M4 4159c0 4 0 6 0 11 0 121 14 240 42 344 27 106 67 195 114 254 48 62 102 93 157 93h3866 1c56 0 110-33 158-93 49-62 89-150 117-258 27-106 42-225 42-349v-2-4159h-4501v4159z">
              <text:p/>
            </draw:path>
          </draw:g>
          <draw:frame draw:style-name="gr4" draw:text-style-name="P4" draw:layer="layout" svg:width="4.5cm" svg:height="4.859cm" svg:x="6.2cm" svg:y="6.95cm">
            <draw:text-box>
              <text:p text:style-name="P3"><text:span text:style-name="T1">Kladioničarski sustav </text:span><text:span text:style-name="T1">“Sportska sreća”</text:span></text:p>
            </draw:text-box>
          </draw:frame>
        </draw:g>
        <draw:g>
          <draw:g>
            <draw:polygon draw:style-name="gr1" draw:text-style-name="P1" draw:layer="layout" svg:width="2cm" svg:height="5.16cm" svg:x="14.5cm" svg:y="6.65cm" svg:viewBox="0 0 2001 5161" draw:points="0,5161 2001,5161 2001,0 0,0">
              <text:p/>
            </draw:polygon>
            <draw:polygon draw:style-name="gr2" draw:text-style-name="P2" draw:layer="layout" svg:width="2cm" svg:height="5.16cm" svg:x="14.5cm" svg:y="6.65cm" svg:viewBox="0 0 2001 5161" draw:points="0,5161 2001,5161 2001,0 0,0">
              <text:p/>
            </draw:polygon>
          </draw:g>
          <draw:frame draw:style-name="gr5" draw:text-style-name="P4" draw:layer="layout" svg:width="2cm" svg:height="5.159cm" svg:x="14.5cm" svg:y="6.65cm">
            <draw:text-box>
              <text:p text:style-name="P3"><text:span text:style-name="T1">Korisnik</text:span></text:p>
            </draw:text-box>
          </draw:frame>
        </draw:g>
        <draw:g>
          <draw:g>
            <draw:polygon draw:style-name="gr1" draw:text-style-name="P1" draw:layer="layout" svg:width="2.1cm" svg:height="5.448cm" svg:x="0.635cm" svg:y="6.362cm" svg:viewBox="0 0 2101 5449" draw:points="0,5449 2101,5449 2101,0 0,0">
              <text:p/>
            </draw:polygon>
            <draw:polygon draw:style-name="gr2" draw:text-style-name="P2" draw:layer="layout" svg:width="2.1cm" svg:height="5.448cm" svg:x="0.635cm" svg:y="6.362cm" svg:viewBox="0 0 2101 5449" draw:points="0,5449 2101,5449 2101,0 0,0">
              <text:p/>
            </draw:polygon>
          </draw:g>
          <draw:frame draw:style-name="gr6" draw:text-style-name="P4" draw:layer="layout" svg:width="2.1cm" svg:height="5.447cm" svg:x="0.635cm" svg:y="6.362cm">
            <draw:text-box>
              <text:p text:style-name="P3"><text:span text:style-name="T1">Upravitelj</text:span></text:p>
            </draw:text-box>
          </draw:frame>
        </draw:g>
        <draw:g>
          <draw:g>
            <draw:polygon draw:style-name="gr1" draw:text-style-name="P1" draw:layer="layout" svg:width="5.587cm" svg:height="1.85cm" svg:x="5.969cm" svg:y="0.254cm" svg:viewBox="0 0 5588 1851" draw:points="0,1851 5588,1851 5588,0 0,0">
              <text:p/>
            </draw:polygon>
            <draw:polygon draw:style-name="gr2" draw:text-style-name="P2" draw:layer="layout" svg:width="5.587cm" svg:height="1.85cm" svg:x="5.969cm" svg:y="0.254cm" svg:viewBox="0 0 5588 1851" draw:points="0,1851 5588,1851 5588,0 0,0">
              <text:p/>
            </draw:polygon>
          </draw:g>
          <draw:frame draw:style-name="gr7" draw:text-style-name="P4" draw:layer="layout" svg:width="5.587cm" svg:height="1.85cm" svg:x="5.969cm" svg:y="0.254cm">
            <draw:text-box>
              <text:p text:style-name="P3"><text:span text:style-name="T1">Zaposlenik</text:span></text:p>
            </draw:text-box>
          </draw:frame>
        </draw:g>
        <draw:g>
          <draw:g>
            <draw:polygon draw:style-name="gr8" draw:text-style-name="P5" draw:layer="layout" svg:width="0.15cm" svg:height="0.15cm" svg:x="10.677cm" svg:y="7.459cm" svg:viewBox="0 0 151 151" draw:points="151,151 151,0 0,76">
              <text:p/>
            </draw:polygon>
            <draw:path draw:style-name="gr9" draw:text-style-name="P2" draw:layer="layout" svg:width="3.8cm" svg:height="0.15cm" svg:x="10.677cm" svg:y="7.459cm" svg:viewBox="0 0 3801 151" svg:d="M149 151v-151l-149 76zM3801 76h-3652">
              <text:p/>
            </draw:path>
          </draw:g>
          <draw:frame draw:style-name="gr10" draw:text-style-name="P2" draw:layer="layout" svg:width="3.8cm" svg:height="0.679cm" svg:x="10.677cm" svg:y="7.195cm">
            <draw:text-box>
              <text:p text:style-name="P3"><text:span text:style-name="T2">Uplata </text:span><text:span text:style-name="T2">novca na </text:span><text:span text:style-name="T2">račun</text:span></text:p>
            </draw:text-box>
          </draw:frame>
        </draw:g>
        <draw:g>
          <draw:g>
            <draw:polygon draw:style-name="gr8" draw:text-style-name="P5" draw:layer="layout" svg:width="0.15cm" svg:height="0.15cm" svg:x="10.668cm" svg:y="9.374cm" svg:viewBox="0 0 151 151" draw:points="151,151 151,0 0,76">
              <text:p/>
            </draw:polygon>
            <draw:path draw:style-name="gr9" draw:text-style-name="P2" draw:layer="layout" svg:width="3.8cm" svg:height="0.15cm" svg:x="10.668cm" svg:y="9.374cm" svg:viewBox="0 0 3801 151" svg:d="M149 151v-151l-149 76zM3801 76h-3652">
              <text:p/>
            </draw:path>
          </draw:g>
          <draw:frame draw:style-name="gr10" draw:text-style-name="P2" draw:layer="layout" svg:width="3.8cm" svg:height="0.679cm" svg:x="10.795cm" svg:y="8.739cm">
            <draw:text-box>
              <text:p text:style-name="P3"><text:span text:style-name="T2">Klađenje na događaje</text:span></text:p>
            </draw:text-box>
          </draw:frame>
        </draw:g>
        <draw:g>
          <draw:g>
            <draw:polygon draw:style-name="gr8" draw:text-style-name="P5" draw:layer="layout" svg:width="0.15cm" svg:height="0.15cm" svg:x="14.327cm" svg:y="10.888cm" svg:viewBox="0 0 151 151" draw:points="0,0 0,151 151,76">
              <text:p/>
            </draw:polygon>
            <draw:path draw:style-name="gr9" draw:text-style-name="P2" draw:layer="layout" svg:width="3.8cm" svg:height="0.15cm" svg:x="10.677cm" svg:y="10.888cm" svg:viewBox="0 0 3801 151" svg:d="M3651 0v151l150-75zM0 76h3651">
              <text:p/>
            </draw:path>
          </draw:g>
          <draw:frame draw:style-name="gr10" draw:text-style-name="P2" draw:layer="layout" svg:width="3.8cm" svg:height="0.679cm" svg:x="10.677cm" svg:y="10.624cm">
            <draw:text-box>
              <text:p text:style-name="P3"><text:span text:style-name="T2">Isplata dobitka</text:span></text:p>
            </draw:text-box>
          </draw:frame>
        </draw:g>
        <draw:g>
          <draw:path draw:style-name="gr8" draw:text-style-name="P5" draw:layer="layout" svg:width="0cm" svg:height="0cm" svg:x="6.2cm" svg:y="7.8cm" svg:viewBox="0 0 0 0" svg:d="M0 0zM0 0z">
            <text:p/>
          </draw:path>
          <draw:path draw:style-name="gr9" draw:text-style-name="P2" draw:layer="layout" svg:width="0cm" svg:height="0cm" svg:x="6.2cm" svg:y="7.8cm" svg:viewBox="0 0 0 0" svg:d="M0 0zM0 0zM0 0z">
            <text:p/>
          </draw:path>
        </draw:g>
        <draw:g>
          <draw:g>
            <draw:polygon draw:style-name="gr8" draw:text-style-name="P5" draw:layer="layout" svg:width="0.219cm" svg:height="0.15cm" svg:x="6.003cm" svg:y="8.684cm" svg:viewBox="0 0 220 151" draw:points="0,0 0,151 220,76">
              <text:p/>
            </draw:polygon>
            <draw:path draw:style-name="gr9" draw:text-style-name="P2" draw:layer="layout" svg:width="3.428cm" svg:height="0.15cm" svg:x="2.794cm" svg:y="8.684cm" svg:viewBox="0 0 3429 151" svg:d="M3210 0v151l219-75zM0 76h3210">
              <text:p/>
            </draw:path>
          </draw:g>
          <draw:frame draw:style-name="gr11" draw:text-style-name="P4" draw:layer="layout" svg:width="3.428cm" svg:height="3.055cm" svg:x="2.794cm" svg:y="7.232cm">
            <draw:text-box>
              <text:p text:style-name="P3"><text:span text:style-name="T2">Osiguranje usklađenosti sa zakonskim propisima i regulativama u industriji kockanja.</text:span></text:p>
            </draw:text-box>
          </draw:frame>
        </draw:g>
        <draw:g>
          <draw:g>
            <draw:polygon draw:style-name="gr8" draw:text-style-name="P5" draw:layer="layout" svg:width="0.045cm" svg:height="0.293cm" svg:x="6.558cm" svg:y="6.048cm" svg:viewBox="0 0 46 294" draw:points="46,0 0,0 23,294">
              <text:p/>
            </draw:polygon>
            <draw:path draw:style-name="gr9" draw:text-style-name="P2" draw:layer="layout" svg:width="0.045cm" svg:height="4.182cm" svg:x="6.558cm" svg:y="2.159cm" svg:viewBox="0 0 46 4183" svg:d="M46 3893h-46l23 290zM23 0v3893">
              <text:p/>
            </draw:path>
          </draw:g>
          <draw:frame draw:style-name="gr12" draw:text-style-name="P6" draw:layer="layout" svg:width="3.931cm" svg:height="1.397cm" draw:transform="rotate (1.57149445849569) translate (6.096cm 6.091cm)">
            <draw:text-box>
              <text:p><text:span text:style-name="T3">M</text:span><text:span text:style-name="T3">ar</text:span><text:span text:style-name="T3">k</text:span><text:span text:style-name="T3">et</text:span><text:span text:style-name="T3">in</text:span><text:span text:style-name="T3">g </text:span><text:span text:style-name="T3">i </text:span><text:span text:style-name="T3">pr</text:span><text:span text:style-name="T3">o</text:span><text:span text:style-name="T3">m</text:span><text:span text:style-name="T3">o</text:span><text:span text:style-name="T3">cij</text:span><text:span text:style-name="T3">a </text:span></text:p>
              <text:p><text:span text:style-name="T3">u</text:span><text:span text:style-name="T3">sl</text:span><text:span text:style-name="T3">u</text:span><text:span text:style-name="T3">g</text:span><text:span text:style-name="T3">a </text:span><text:span text:style-name="T3">kl</text:span><text:span text:style-name="T3">a</text:span><text:span text:style-name="T3">di</text:span><text:span text:style-name="T3">o</text:span><text:span text:style-name="T3">ni</text:span><text:span text:style-name="T3">c</text:span><text:span text:style-name="T3">e</text:span></text:p>
            </draw:text-box>
          </draw:frame>
          <draw:frame draw:style-name="gr13" draw:text-style-name="P6" draw:layer="layout" svg:width="4.572cm" svg:height="2.286cm" draw:transform="rotate (-1.5707963267949) translate (9.525cm 2.159cm)">
            <draw:text-box>
              <text:p><text:span text:style-name="T4">Analiza sportskih </text:span><text:span text:style-name="T4">događaja, statistika i </text:span><text:span text:style-name="T4">postavljanje kvota</text:span></text:p>
            </draw:text-box>
          </draw:frame>
        </draw:g>
        <draw:g>
          <draw:g>
            <draw:polygon draw:style-name="gr8" draw:text-style-name="P5" draw:layer="layout" svg:width="0.301cm" svg:height="0.287cm" svg:x="8.382cm" svg:y="5.935cm" svg:viewBox="0 0 302 288" draw:points="302,0 0,6 158,288">
              <text:p/>
            </draw:polygon>
            <draw:path draw:style-name="gr9" draw:text-style-name="P2" draw:layer="layout" svg:width="0.301cm" svg:height="4.042cm" svg:x="8.382cm" svg:y="2.18cm" svg:viewBox="0 0 302 4043" svg:d="M302 3757l-302 6 158 280zM56 0l94 3761">
              <text:p/>
            </draw:path>
          </draw:g>
        </draw:g>
        <draw:g>
          <draw:g>
            <draw:polygon draw:style-name="gr8" draw:text-style-name="P5" draw:layer="layout" svg:width="0.206cm" svg:height="0.15cm" svg:x="2.806cm" svg:y="10.69cm" svg:viewBox="0 0 207 151" draw:points="207,0 207,151 0,76">
              <text:p/>
            </draw:polygon>
            <draw:path draw:style-name="gr9" draw:text-style-name="P2" draw:layer="layout" svg:width="3.289cm" svg:height="0.15cm" svg:x="2.806cm" svg:y="10.69cm" svg:viewBox="0 0 3290 151" svg:d="M204 0v151l-204-75zM204 76h3086">
              <text:p/>
            </draw:path>
          </draw:g>
          <draw:frame draw:style-name="gr14" draw:text-style-name="P4" draw:layer="layout" svg:width="3.289cm" svg:height="1.075cm" svg:x="2.806cm" svg:y="10.228cm">
            <draw:text-box>
              <text:p text:style-name="P3"><text:span text:style-name="T2">Zahtjev za dopustom</text:span></text:p>
            </draw:text-box>
          </draw:frame>
        </draw:g>
        <draw:g>
          <draw:g>
            <draw:polygon draw:style-name="gr8" draw:text-style-name="P5" draw:layer="layout" svg:width="0.214cm" svg:height="0.15cm" svg:x="6.008cm" svg:y="6.484cm" svg:viewBox="0 0 215 151" draw:points="0,0 0,151 215,76">
              <text:p/>
            </draw:polygon>
            <draw:path draw:style-name="gr9" draw:text-style-name="P2" draw:layer="layout" svg:width="3.416cm" svg:height="0.15cm" svg:x="2.806cm" svg:y="6.484cm" svg:viewBox="0 0 3417 151" svg:d="M3204 0v151l213-75zM0 76h3204">
              <text:p/>
            </draw:path>
          </draw:g>
          <draw:frame draw:style-name="gr15" draw:text-style-name="P4" draw:layer="layout" svg:width="3.416cm" svg:height="1.867cm" svg:x="2.806cm" svg:y="5.626cm">
            <draw:text-box>
              <text:p text:style-name="P3"><text:span text:style-name="T2">Planiranje i organiziranje rada u kladionici</text:span></text:p>
            </draw:text-box>
          </draw:frame>
        </draw:g>
        <draw:g>
          <draw:path draw:style-name="gr8" draw:text-style-name="P5" draw:layer="layout" svg:width="0cm" svg:height="0cm" svg:x="15.5cm" svg:y="8.9cm" svg:viewBox="0 0 0 0" svg:d="M0 0zM0 0z">
            <text:p/>
          </draw:path>
          <draw:path draw:style-name="gr9" draw:text-style-name="P2" draw:layer="layout" svg:width="0cm" svg:height="0cm" svg:x="15.5cm" svg:y="8.9cm" svg:viewBox="0 0 0 0" svg:d="M0 0zM0 0zM0 0z">
            <text:p/>
          </draw:path>
        </draw:g>
        <draw:g>
          <draw:g>
            <draw:polygon draw:style-name="gr8" draw:text-style-name="P5" draw:layer="layout" svg:width="0.15cm" svg:height="0.296cm" svg:x="10.581cm" svg:y="2.286cm" svg:viewBox="0 0 151 297" draw:points="0,297 151,297 75,0">
              <text:p/>
            </draw:polygon>
            <draw:path draw:style-name="gr9" draw:text-style-name="P2" draw:layer="layout" svg:width="0.15cm" svg:height="4.132cm" svg:x="10.581cm" svg:y="2.286cm" svg:viewBox="0 0 151 4133" svg:d="M0 295h151l-76-295zM75 4133v-3838">
              <text:p/>
            </draw:path>
          </draw:g>
          <draw:frame draw:style-name="gr16" draw:text-style-name="P4" draw:layer="layout" svg:width="4.131cm" svg:height="2.263cm" draw:transform="rotate (1.5707963267949) translate (9.525cm 6.417cm)">
            <draw:text-box>
              <text:p text:style-name="P3"><text:span text:style-name="T5">Ishod zahtjeva za dopustom</text:span><text:span text:style-name="T2">Osiguravanje jasnih i razumljivih radnih zadataka i odgovornosti za svakog zaposlenika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05T15:49:59.620691306</dc:date>
    <meta:creation-date>2012-03-30T23:36:00Z</meta:creation-date>
    <meta:generator>LibreOffice/6.4.7.2$Linux_X86_64 LibreOffice_project/40$Build-2</meta:generator>
    <meta:editing-duration>PT8M9S</meta:editing-duration>
    <meta:editing-cycles>1</meta:editing-cycles>
    <meta:document-statistic meta:object-count="76"/>
  </office:meta>
</office:document-meta>
</file>